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93cm" fo:min-width="2.421cm"/>
    </style:style>
    <style:style style:name="gr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99cm" fo:min-width="0cm"/>
    </style:style>
    <style:style style:name="gr3" style:family="graphic" style:parent-style-name="objectwithoutfill">
      <style:graphic-properties svg:stroke-color="#000000" draw:fill="solid" draw:fill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name="Liberation Sans1" fo:font-size="10.5pt" style:font-name-asian="Liberation Sans1" style:font-size-asian="10.5pt" style:font-name-complex="Liberation Sans1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21cm" svg:height="1.143cm" svg:x="9.255cm" svg:y="2.651cm">
          <text:p text:style-name="P1"><text:span text:style-name="T1">User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1.143cm" svg:x="14.716cm" svg:y="17.383cm">
          <text:p text:style-name="P1"><text:span text:style-name="T2">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21cm" svg:height="1.143cm" svg:x="9.255cm" svg:y="10.017cm">
          <text:p text:style-name="P1"><text:span text:style-name="T2">Donor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1.143cm" svg:x="3.794cm" svg:y="17.383cm">
          <text:p text:style-name="P1"><text:span text:style-name="T2">Don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1.143cm" svg:x="3.794cm" svg:y="13.7cm">
          <text:p text:style-name="P1"><text:span text:style-name="T2">Donation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1.143cm" svg:x="9.246cm" svg:y="13.7cm">
          <text:p text:style-name="P1"><text:span text:style-name="T2">Don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1.143cm" svg:x="14.716cm" svg:y="13.7cm">
          <text:p text:style-name="P1"><text:span text:style-name="T3">T</text:span><text:span text:style-name="T4">ransaction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0.635cm" svg:height="0.635cm" svg:x="10.398cm" svg:y="5.699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716cm" svg:y1="4.429cm" svg:x2="10.716cm" svg:y2="5.699cm" draw:start-shape="id1" draw:start-glue-point="8" draw:end-shape="id2" draw:end-glue-point="4" svg:d="M10716 4429v1270" svg:viewBox="0 0 1 1271">
          <text:p/>
        </draw:connector>
        <draw:custom-shape draw:style-name="gr2" draw:text-style-name="P3" xml:id="id1" draw:id="id1" draw:layer="layout" svg:width="0.635cm" svg:height="0.635cm" svg:x="10.398cm" svg:y="3.794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0.635cm" svg:height="0.635cm" svg:x="10.779cm" svg:y="22.844cm">
          <text:p text:style-name="P1"><text:span text:style-name="T5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4" draw:layer="layout" draw:type="line" svg:x1="9.509cm" svg:y1="23.162cm" svg:x2="10.779cm" svg:y2="23.162cm" draw:start-shape="id3" draw:start-glue-point="10" draw:end-shape="id4" draw:end-glue-point="6" svg:d="M9509 23162h1270" svg:viewBox="0 0 1271 1">
          <text:p/>
        </draw:connector>
        <draw:custom-shape draw:style-name="gr2" draw:text-style-name="P3" xml:id="id3" draw:id="id3" draw:layer="layout" svg:width="0.635cm" svg:height="0.635cm" svg:x="8.874cm" svg:y="22.844cm">
          <text:p text:style-name="P1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0.635cm" svg:height="0.635cm" svg:x="8.62cm" svg:y="13.954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4" draw:layer="layout" draw:type="line" svg:x1="7.35cm" svg:y1="14.272cm" svg:x2="8.62cm" svg:y2="14.272cm" draw:start-shape="id5" draw:start-glue-point="10" draw:end-shape="id6" draw:end-glue-point="6" svg:d="M7350 14272h1270" svg:viewBox="0 0 1271 1">
          <text:p/>
        </draw:connector>
        <draw:custom-shape draw:style-name="gr2" draw:text-style-name="P3" xml:id="id5" draw:id="id5" draw:layer="layout" svg:width="0.635cm" svg:height="0.635cm" svg:x="6.715cm" svg:y="13.954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0.635cm" svg:height="0.635cm" svg:x="10.398cm" svg:y="13.065cm">
          <text:p text:style-name="P1"><text:span text:style-name="T5">0-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716cm" svg:y1="11.795cm" svg:x2="10.716cm" svg:y2="13.065cm" draw:start-shape="id7" draw:start-glue-point="8" draw:end-shape="id8" draw:end-glue-point="4" svg:d="M10716 11795v1270" svg:viewBox="0 0 1 1271">
          <text:p/>
        </draw:connector>
        <draw:custom-shape draw:style-name="gr2" draw:text-style-name="P3" xml:id="id7" draw:id="id7" draw:layer="layout" svg:width="0.635cm" svg:height="0.635cm" svg:x="10.398cm" svg:y="11.16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0.635cm" svg:height="0.635cm" svg:x="14.081cm" svg:y="13.954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4" draw:layer="layout" draw:type="line" svg:x1="12.811cm" svg:y1="14.272cm" svg:x2="14.081cm" svg:y2="14.272cm" draw:start-shape="id9" draw:start-glue-point="10" draw:end-shape="id10" draw:end-glue-point="6" svg:d="M12811 14272h1270" svg:viewBox="0 0 1271 1">
          <text:p/>
        </draw:connector>
        <draw:custom-shape draw:style-name="gr2" draw:text-style-name="P3" xml:id="id9" draw:id="id9" draw:layer="layout" svg:width="0.635cm" svg:height="0.635cm" svg:x="12.176cm" svg:y="13.954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0.635cm" svg:height="0.635cm" svg:x="4.937cm" svg:y="16.748cm">
          <text:p text:style-name="P1"><text:span text:style-name="T5">0-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255cm" svg:y1="15.478cm" svg:x2="5.255cm" svg:y2="16.748cm" draw:start-shape="id11" draw:start-glue-point="8" draw:end-shape="id12" draw:end-glue-point="4" svg:d="M5255 15478v1270" svg:viewBox="0 0 1 1271">
          <text:p/>
        </draw:connector>
        <draw:custom-shape draw:style-name="gr2" draw:text-style-name="P3" xml:id="id11" draw:id="id11" draw:layer="layout" svg:width="0.635cm" svg:height="0.635cm" svg:x="4.937cm" svg:y="14.843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0.635cm" svg:height="0.635cm" svg:x="15.859cm" svg:y="16.748cm">
          <text:p text:style-name="P1"><text:span text:style-name="T5">0-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6.177cm" svg:y1="15.478cm" svg:x2="16.177cm" svg:y2="16.748cm" draw:start-shape="id13" draw:start-glue-point="8" draw:end-shape="id14" draw:end-glue-point="4" svg:d="M16177 15478v1270" svg:viewBox="0 0 1 1271">
          <text:p/>
        </draw:connector>
        <draw:custom-shape draw:style-name="gr2" draw:text-style-name="P3" xml:id="id13" draw:id="id13" draw:layer="layout" svg:width="0.635cm" svg:height="0.635cm" svg:x="15.859cm" svg:y="14.843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0.635cm" svg:height="0.635cm" svg:x="13.192cm" svg:y="24.749cm">
          <text:p text:style-name="P1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3.51cm" svg:y1="23.479cm" svg:x2="13.51cm" svg:y2="24.749cm" draw:start-shape="id15" draw:start-glue-point="8" draw:end-shape="id16" draw:end-glue-point="4" svg:d="M13510 23479v1270" svg:viewBox="0 0 1 1271">
          <text:p/>
        </draw:connector>
        <draw:custom-shape draw:style-name="gr2" draw:text-style-name="P3" xml:id="id15" draw:id="id15" draw:layer="layout" svg:width="0.635cm" svg:height="0.635cm" svg:x="13.192cm" svg:y="22.844cm">
          <text:p text:style-name="P1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921cm" svg:height="1.143cm" svg:x="9.255cm" svg:y="6.334cm">
          <text:p text:style-name="P1"><text:span text:style-name="T2">Organiz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8" draw:id="id18" draw:layer="layout" svg:width="0.635cm" svg:height="0.635cm" svg:x="10.398cm" svg:y="9.382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716cm" svg:y1="8.112cm" svg:x2="10.716cm" svg:y2="9.382cm" draw:start-shape="id17" draw:start-glue-point="8" draw:end-shape="id18" draw:end-glue-point="4" svg:d="M10716 8112v1270" svg:viewBox="0 0 1 1271">
          <text:p/>
        </draw:connector>
        <draw:custom-shape draw:style-name="gr2" draw:text-style-name="P3" xml:id="id17" draw:id="id17" draw:layer="layout" svg:width="0.635cm" svg:height="0.635cm" svg:x="10.398cm" svg:y="7.47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23:00:28.325000000</meta:creation-date>
    <dc:date>2019-03-27T14:03:08.591000000</dc:date>
    <meta:editing-duration>P5DT13H47M59S</meta:editing-duration>
    <meta:editing-cycles>2</meta:editing-cycles>
    <meta:generator>LibreOffice/6.2.1.2$Windows_X86_64 LibreOffice_project/7bcb35dc3024a62dea0caee87020152d1ee96e71</meta:generator>
    <meta:document-statistic meta:object-count="35"/>
  </office:meta>
</office:document-meta>
</file>